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Open Sans" svg:font-family="'Open Sans', sans-serif"/>
    <style:font-face style:name="Segoe UI1" svg:font-family="'Segoe UI', Segoe, Calibri, 'Nimbus Sans L', Ubuntu, Tahoma, Arial, Helvetica, Verdana, sans-serif"/>
    <style:font-face style:name="Segoe UI" svg:font-family="'Segoe UI', Segoe, 'Nimbus Sans L', Ubuntu, Verdana, Tahom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cm" fo:margin-bottom="0.247cm" loext:contextual-spacing="false" fo:text-align="justify" style:justify-single-word="false" fo:orphans="2" fo:widows="2"/>
      <style:text-properties officeooo:paragraph-rsid="0019bdd7"/>
    </style:style>
    <style:style style:name="P2" style:family="paragraph" style:parent-style-name="Heading_20_4">
      <style:text-properties officeooo:paragraph-rsid="001ca82c"/>
    </style:style>
    <style:style style:name="P3" style:family="paragraph" style:parent-style-name="Preformatted_20_Text">
      <style:paragraph-properties fo:margin-top="0cm" fo:margin-bottom="0.247cm" loext:contextual-spacing="false" fo:text-align="justify" style:justify-single-word="false" fo:orphans="2" fo:widows="2"/>
      <style:text-properties officeooo:paragraph-rsid="0019bdd7"/>
    </style:style>
    <style:style style:name="P4" style:family="paragraph" style:parent-style-name="Text_20_body">
      <style:text-properties officeooo:paragraph-rsid="001ca82c"/>
    </style:style>
    <style:style style:name="P5" style:family="paragraph" style:parent-style-name="Text_20_body" style:list-style-name="L11"/>
    <style:style style:name="P6" style:family="paragraph" style:parent-style-name="Text_20_body" style:list-style-name="L11">
      <style:paragraph-properties fo:margin-top="0cm" fo:margin-bottom="0cm" loext:contextual-spacing="false"/>
    </style:style>
    <style:style style:name="P7" style:family="paragraph" style:parent-style-name="Text_20_body">
      <style:paragraph-properties fo:margin-top="0cm" fo:margin-bottom="0.247cm" loext:contextual-spacing="false" fo:text-align="justify" style:justify-single-word="false" fo:orphans="2" fo:widows="2"/>
    </style:style>
    <style:style style:name="P8" style:family="paragraph" style:parent-style-name="Text_20_body" style:list-style-name="L2">
      <style:paragraph-properties fo:margin-top="0cm" fo:margin-bottom="0.247cm" loext:contextual-spacing="false" fo:text-align="justify" style:justify-single-word="false" fo:orphans="2" fo:widows="2"/>
    </style:style>
    <style:style style:name="P9" style:family="paragraph" style:parent-style-name="Text_20_body" style:list-style-name="L2">
      <style:paragraph-properties fo:margin-top="0cm" fo:margin-bottom="0.247cm" loext:contextual-spacing="false" fo:text-align="justify" style:justify-single-word="false" fo:orphans="2" fo:widows="2"/>
      <style:text-properties officeooo:paragraph-rsid="0019bdd7"/>
    </style:style>
    <style:style style:name="P10"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4a4a4a" fo:letter-spacing="normal"/>
    </style:style>
    <style:style style:name="P11"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4a4a4a" style:font-name="Open Sans" fo:font-size="9.60000038146973pt" fo:letter-spacing="normal" fo:font-style="normal" fo:font-weight="normal"/>
    </style:style>
    <style:style style:name="P12"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4a4a4a" style:font-name="Open Sans" fo:font-size="9.60000038146973pt" fo:letter-spacing="normal" fo:font-style="normal" fo:font-weight="normal"/>
    </style:style>
    <style:style style:name="P13" style:family="paragraph" style:parent-style-name="Text_20_body">
      <style:paragraph-properties fo:margin-top="0cm" fo:margin-bottom="0.247cm" loext:contextual-spacing="false" fo:line-height="170%" fo:orphans="2" fo:widows="2"/>
      <style:text-properties fo:font-variant="normal" fo:text-transform="none" fo:color="#4a4a4a" style:font-name="Open Sans" fo:font-size="9.60000038146973pt" fo:letter-spacing="normal" fo:font-style="normal" fo:font-weight="normal"/>
    </style:style>
    <style:style style:name="P14" style:family="paragraph" style:parent-style-name="Text_20_body" style:list-style-name="L10">
      <style:paragraph-properties fo:margin-top="0cm" fo:margin-bottom="0.247cm" loext:contextual-spacing="false" fo:text-align="justify" style:justify-single-word="false" fo:orphans="2" fo:widows="2"/>
      <style:text-properties fo:font-variant="normal" fo:text-transform="none" fo:color="#4a4a4a" style:font-name="Open Sans" fo:font-size="9.60000038146973pt" fo:letter-spacing="normal" fo:font-style="normal" fo:font-weight="normal"/>
    </style:style>
    <style:style style:name="P15"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style>
    <style:style style:name="P16" style:family="paragraph" style:parent-style-name="Text_20_body">
      <style:paragraph-properties fo:margin-left="0cm" fo:margin-right="0cm" fo:margin-top="0cm" fo:margin-bottom="0.247cm" loext:contextual-spacing="false" fo:line-height="170%" fo:orphans="2" fo:widows="2" fo:text-indent="0cm" style:auto-text-indent="false"/>
    </style:style>
    <style:style style:name="P17" style:family="paragraph" style:parent-style-name="Text_20_body">
      <style:paragraph-properties fo:margin-left="0cm" fo:margin-right="0cm" fo:margin-top="0cm" fo:margin-bottom="0.247cm" loext:contextual-spacing="false" fo:line-height="170%" fo:orphans="2" fo:widows="2" fo:text-indent="0cm" style:auto-text-indent="false"/>
      <style:text-properties officeooo:paragraph-rsid="001ca82c"/>
    </style:style>
    <style:style style:name="P18"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a4a4a" style:font-name="Open Sans" fo:font-size="9.60000038146973pt" fo:letter-spacing="normal" fo:font-style="normal" fo:font-weight="normal"/>
    </style:style>
    <style:style style:name="P19" style:family="paragraph" style:parent-style-name="Text_20_body">
      <style:paragraph-properties fo:margin-left="0cm" fo:margin-right="0cm" fo:margin-top="0cm" fo:margin-bottom="0.247cm" loext:contextual-spacing="false" fo:line-height="170%" fo:orphans="2" fo:widows="2" fo:text-indent="0cm" style:auto-text-indent="false"/>
      <style:text-properties fo:font-variant="normal" fo:text-transform="none" fo:color="#4a4a4a" style:font-name="Open Sans" fo:font-size="9.60000038146973pt" fo:letter-spacing="normal" fo:font-style="normal" fo:font-weight="normal"/>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Segoe UI1" fo:font-size="8.39999961853027pt" fo:letter-spacing="normal" fo:font-style="normal" fo:font-weight="normal"/>
    </style:style>
    <style:style style:name="P21" style:family="paragraph" style:parent-style-name="Text_20_body" style:list-style-name="L1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Segoe UI1" fo:font-size="8.39999961853027pt" fo:letter-spacing="normal" fo:font-style="normal" fo:font-weight="normal"/>
    </style:style>
    <style:style style:name="P22" style:family="paragraph" style:parent-style-name="Text_20_body" style:list-style-name="L1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Segoe UI1" fo:font-size="8.39999961853027pt" fo:letter-spacing="normal" fo:font-style="normal" fo:font-weight="normal"/>
    </style:style>
    <style:style style:name="T1" style:family="text">
      <style:text-properties style:font-name="Open Sans" fo:font-size="9.60000038146973pt" fo:font-style="normal" fo:font-weight="normal"/>
    </style:style>
    <style:style style:name="T2"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normal" officeooo:rsid="001a862b" style:text-blinking="false" fo:background-color="transparent" loext:char-shading-value="0"/>
    </style:style>
    <style:style style:name="T4"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normal" officeooo:rsid="001b4b71" style:text-blinking="false" fo:background-color="transparent" loext:char-shading-value="0"/>
    </style:style>
    <style:style style:name="T5" style:family="text">
      <style:text-properties fo:font-variant="normal" fo:text-transform="none" fo:color="#007bff" style:text-line-through-style="none" style:text-line-through-type="none" style:font-name="Open Sans" fo:font-size="9.60000038146973pt" fo:letter-spacing="normal" fo:font-style="normal" style:text-underline-style="none" style:text-blinking="false" fo:background-color="transparent" loext:char-shading-value="0"/>
    </style:style>
    <style:style style:name="T6"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bold" style:text-blinking="false" fo:background-color="transparent" loext:char-shading-value="0" style:font-weight-asian="bold" style:font-weight-complex="bold"/>
    </style:style>
    <style:style style:name="T7" style:family="text">
      <style:text-properties fo:font-variant="normal" fo:text-transform="none" fo:color="#007bff" style:text-line-through-style="none" style:text-line-through-type="none" style:font-name="Open Sans" fo:font-size="9.60000038146973pt" fo:letter-spacing="normal" fo:font-style="normal" fo:font-weight="bold" style:text-blinking="false" fo:background-color="transparent" loext:char-shading-value="0" style:font-weight-asian="bold" style:font-weight-complex="bold"/>
    </style:style>
    <style:style style:name="T8" style:family="text">
      <style:text-properties fo:font-variant="normal" fo:text-transform="none" fo:color="#007bff" style:text-line-through-style="none" style:text-line-through-type="none" style:font-name="Open Sans" fo:font-size="9.60000038146973pt"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9" style:family="text">
      <style:text-properties fo:font-variant="normal" fo:text-transform="none" fo:color="#007bff" style:text-line-through-style="none" style:text-line-through-type="none" style:font-name="Open Sans" fo:letter-spacing="normal"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7bff" style:text-line-through-style="none" style:text-line-through-type="none" style:font-name="Open Sans" fo:font-size="13pt" fo:letter-spacing="normal" fo:font-style="normal" style:text-underline-style="none" fo:font-weight="bold" style:text-blinking="false" fo:background-color="transparent" loext:char-shading-value="0" style:font-size-asian="13pt" style:font-weight-asian="bold" style:font-size-complex="13pt" style:font-weight-complex="bold"/>
    </style:style>
    <style:style style:name="T11" style:family="text">
      <style:text-properties fo:font-variant="normal" fo:text-transform="none" fo:color="#4a4a4a" style:font-name="Open Sans" fo:font-size="9.60000038146973pt" fo:letter-spacing="normal" fo:font-style="normal" fo:font-weight="bold"/>
    </style:style>
    <style:style style:name="T12" style:family="text">
      <style:text-properties fo:font-variant="normal" fo:text-transform="none" fo:color="#4a4a4a" style:font-name="Open Sans" fo:font-size="9.60000038146973pt" fo:letter-spacing="normal" fo:font-style="normal" fo:font-weight="bold" fo:background-color="#ffffff" loext:char-shading-value="0" loext:padding="0cm" loext:border="none"/>
    </style:style>
    <style:style style:name="T13" style:family="text">
      <style:text-properties fo:font-variant="normal" fo:text-transform="none" fo:color="#4a4a4a" style:font-name="Open Sans" fo:font-size="9.60000038146973pt" fo:letter-spacing="normal" fo:font-style="normal" fo:font-weight="normal"/>
    </style:style>
    <style:style style:name="T14" style:family="text">
      <style:text-properties fo:font-variant="normal" fo:text-transform="none" fo:color="#4a4a4a" style:font-name="Open Sans" fo:font-size="9.60000038146973pt" fo:letter-spacing="normal" fo:font-style="normal" fo:font-weight="normal" officeooo:rsid="0019bdd7"/>
    </style:style>
    <style:style style:name="T15" style:family="text">
      <style:text-properties fo:font-variant="normal" fo:text-transform="none" fo:color="#4a4a4a" style:font-name="Open Sans" fo:letter-spacing="normal" fo:font-style="normal" fo:font-weight="bold"/>
    </style:style>
    <style:style style:name="T16" style:family="text">
      <style:text-properties fo:font-variant="normal" fo:text-transform="none" fo:color="#000000" style:font-name="Monaco" fo:font-size="9.60000038146973pt" fo:letter-spacing="normal" fo:font-style="normal" fo:font-weight="normal" fo:background-color="#ffffff" loext:char-shading-value="0" loext:padding="0cm" loext:border="none"/>
    </style:style>
    <style:style style:name="T17" style:family="text">
      <style:text-properties fo:font-variant="normal" fo:text-transform="none" fo:color="#000000" style:font-name="Monaco" fo:font-size="9.60000038146973pt" fo:letter-spacing="normal" fo:font-style="normal" fo:font-weight="normal" officeooo:rsid="001ca82c" fo:background-color="#ffffff" loext:char-shading-value="0" loext:padding="0cm" loext:border="none"/>
    </style:style>
    <style:style style:name="T18" style:family="text">
      <style:text-properties fo:font-variant="normal" fo:text-transform="none" fo:color="#0a8464" style:font-name="Segoe UI" fo:font-size="10.8000001907349pt" fo:letter-spacing="0.021cm" fo:font-style="normal" fo:font-weight="normal" officeooo:rsid="001ca82c" fo:background-color="#ffffff" loext:char-shading-value="0" loext:padding="0cm" loext:border="none"/>
    </style:style>
    <style:style style:name="T19" style:family="text">
      <style:text-properties officeooo:rsid="001ca82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text:span></text:p>
      <text:list xml:id="list1274946316" text:style-name="L2">
        <text:list-item>
          <text:p text:style-name="P9"><text:a xlink:type="simple" xlink:href="https://www.edureka.co/blog/sorting-algorithms-in-c/#BubbleSort" text:style-name="Internet_20_link" text:visited-style-name="Visited_20_Internet_20_Link"><text:span text:style-name="T10">Bubble Sort</text:span></text:a></text:p>
        </text:list-item>
        <text:list-item>
          <text:p text:style-name="P9"><text:a xlink:type="simple" xlink:href="https://www.edureka.co/blog/sorting-algorithms-in-c/#InsertionSort" text:style-name="Internet_20_link" text:visited-style-name="Visited_20_Internet_20_Link"><text:span text:style-name="T10">Insertion Sort</text:span></text:a></text:p>
        </text:list-item>
        <text:list-item>
          <text:p text:style-name="P9"><text:a xlink:type="simple" xlink:href="https://www.edureka.co/blog/sorting-algorithms-in-c/#SelectionSort" text:style-name="Internet_20_link" text:visited-style-name="Visited_20_Internet_20_Link"><text:span text:style-name="T10">Selection Sort</text:span></text:a></text:p>
        </text:list-item>
        <text:list-item>
          <text:p text:style-name="P9"><text:a xlink:type="simple" xlink:href="https://www.edureka.co/blog/sorting-algorithms-in-c/#QuickSort" text:style-name="Internet_20_link" text:visited-style-name="Visited_20_Internet_20_Link"><text:span text:style-name="T10">Quick Sort</text:span></text:a></text:p>
        </text:list-item>
        <text:list-item>
          <text:p text:style-name="P9"><text:a xlink:type="simple" xlink:href="https://www.edureka.co/blog/sorting-algorithms-in-c/#MergeSort" text:style-name="Internet_20_link" text:visited-style-name="Visited_20_Internet_20_Link"><text:span text:style-name="T10">Merge Sort</text:span></text:a></text:p>
        </text:list-item>
      </text:list>
      <text:p text:style-name="P3"><text:span text:style-name="T10">----------------------------------------------------------------------------------------------------------------------------------------------------------------------------------</text:span></text:p>
      <text:h text:style-name="P1" text:outline-level="2"><text:span text:style-name="Strong_20_Emphasis"><text:span text:style-name="T15">Bubble Sort</text:span></text:span></text:h>
      <text:p text:style-name="P15"><text:span text:style-name="T14">I</text:span><text:span text:style-name="T13">s a simple sorting algorithm which repeatedly compares the adjacent elements of the given array &amp; swaps them if they are in wrong order.<text:line-break/>Suppose we have an array X which contains n elements which needs to be sorted using Bubble Sort. The sorting works as:</text:span></text:p>
      <text:p text:style-name="P15"><text:span text:style-name="Strong_20_Emphasis"><text:span text:style-name="T11">Pass 1:</text:span></text:span></text:p>
      <text:list xml:id="list2557644549" text:style-name="L6">
        <text:list-item>
          <text:p text:style-name="P10"><text:span text:style-name="T1">X[0] &amp; X[1] are compared, and swapped if X[0] &gt; X[1]</text:span></text:p>
        </text:list-item>
        <text:list-item>
          <text:p text:style-name="P10"><text:span text:style-name="T1">X[1] &amp; X[2] are compared, and swapped if X[1] &gt; X[2]</text:span></text:p>
        </text:list-item>
        <text:list-item>
          <text:p text:style-name="P10"><text:span text:style-name="T1">X[2] &amp; X[3] are compared, and swapped if X[2] &gt; X[3] and so on…</text:span></text:p>
        </text:list-item>
      </text:list>
      <text:p text:style-name="P18">At the end of pass 1, the largest element of the list is placed at the highest index of the list.</text:p>
      <text:p text:style-name="P15"><text:span text:style-name="Strong_20_Emphasis"><text:span text:style-name="T11">Pass 2:</text:span></text:span></text:p>
      <text:list xml:id="list3446385537" text:style-name="L7">
        <text:list-item>
          <text:p text:style-name="P11">X[0] &amp; X[1] are compared, and swapped if X[0] &gt; X[1]</text:p>
        </text:list-item>
        <text:list-item>
          <text:p text:style-name="P11">X[1] &amp; X[2] are compared, and swapped if X[1] &gt; X[2]</text:p>
        </text:list-item>
        <text:list-item>
          <text:p text:style-name="P11">X[2] &amp; X[3] are compared, and swapped if X[2] &gt; X[3] and so on…</text:p>
        </text:list-item>
      </text:list>
      <text:p text:style-name="P18">At the end of Pass 2 the second largest element of the list is placed at the second highest index of the list.</text:p>
      <text:p text:style-name="P15"><text:span text:style-name="Strong_20_Emphasis"><text:span text:style-name="T11">Pass n-1:</text:span></text:span></text:p>
      <text:list xml:id="list2989447545" text:style-name="L8">
        <text:list-item>
          <text:p text:style-name="P12">X[0] &amp; X[1] are compared, and swapped if X[0] &gt; X[1]</text:p>
        </text:list-item>
        <text:list-item>
          <text:p text:style-name="P12">X[1] &amp; X[2] are compared, and swapped if X[1] &gt; X[2]</text:p>
        </text:list-item>
        <text:list-item>
          <text:p text:style-name="P12">X[2] &amp; X[3] are compared, and swapped if X[2] &gt; X[3] and so on…</text:p>
        </text:list-item>
      </text:list>
      <text:p text:style-name="P18">At the end of this pass. The smallest element of the list is placed at the first index of the list.</text:p>
      <text:p text:style-name="P3">----------------------------------------------------------------------------------------------------------------------------------------------------------------</text:p>
      <text:p text:style-name="P3"/>
      <text:p text:style-name="P3"/>
      <text:p text:style-name="P3"><text:soft-page-break/></text:p>
      <text:h text:style-name="P1" text:outline-level="2"><text:span text:style-name="Strong_20_Emphasis"><text:span text:style-name="T15">Insertion Sort</text:span></text:span></text:h>
      <text:p text:style-name="P16"><text:span text:style-name="T3">Is</text:span><text:span text:style-name="T13"> a sorting algorithm where the array is sorted by taking one element at a time. The principle behind insertion sort is to take one element, iterate through the sorted array &amp; find its correct position in the sorted array.</text:span></text:p>
      <text:p text:style-name="P13">Step 1 − If the element is the first one, it is already sorted.<text:line-break/>Step 2 – Move to next element<text:line-break/>Step 3 − Compare the current element with all elements in the sorted array<text:line-break/>Step 4 – If the element in the sorted array is smaller than the current element, iterate to the next element. Otherwise, shift all the greater element in the array by one position towards right<text:line-break/>Step 5 − Insert the value at the correct position<text:line-break/>Step 6 − Repeat until the complete list is sorted</text:p>
      <text:p text:style-name="P13"/>
      <text:h text:style-name="P1" text:outline-level="2"><text:span text:style-name="Strong_20_Emphasis"><text:span text:style-name="T15">Selection Sort</text:span></text:span></text:h>
      <text:p text:style-name="P16"><text:span text:style-name="T13">repeatedly searches for the smallest element from the unsorted part of the array and places it at the end of sorted part of the array. Selection sort first finds the smallest element in the unsorted array and swaps it with the first element. Then it finds the second smallest element in the unsorted array and swaps it with the second element, and the algorithm keeps doing this until the entire array is sorted.</text:span></text:p>
      <text:p text:style-name="Text_20_body"><text:line-break/><text:span text:style-name="Source_20_Text"><text:span text:style-name="Strong_20_Emphasis"><text:span text:style-name="T12">Quick Sort</text:span></text:span></text:span></text:p>
      <text:p text:style-name="P17"><text:span text:style-name="T4">I</text:span><text:span text:style-name="T13">s a divide &amp; conquer algorithm. QuickSort algorithm partitions the complete array around the pivot element. Pivot element can be picked in mulitple ways:</text:span></text:p>
      <text:list xml:id="list741076860" text:style-name="L10">
        <text:list-item>
          <text:p text:style-name="P14">First element as pivot</text:p>
        </text:list-item>
        <text:list-item>
          <text:p text:style-name="P14">Last element as pivot</text:p>
        </text:list-item>
        <text:list-item>
          <text:p text:style-name="P14">Median element as pivot</text:p>
        </text:list-item>
        <text:list-item>
          <text:p text:style-name="P14">Random element as pivot</text:p>
        </text:list-item>
      </text:list>
      <text:p text:style-name="P19">In this blog we will be picking the last element as pivot element.<text:line-break/>partition() is the key process behind the QuickSort algorithm. In partitioning, the pivot element plays an important role. Pivot is placed at its correct position in the sorted array, all the elements smaller than pivot is placed before it, and all the elements greater than pivot is placed after it. All this operation is completed in linear time.<text:line-break/>Then the array is divided in two parts from the pivot element (i.e. elements less than pivot &amp; elements greater than pivot) &amp; both the arrays are recursively sorted using Quicksort algorithm.</text:p>
      <text:p text:style-name="Text_20_body"><text:span text:style-name="Source_20_Text"><text:span text:style-name="T16"/></text:span></text:p>
      <text:h text:style-name="P2" text:outline-level="4"><text:soft-page-break/><text:span text:style-name="Source_20_Text"><text:span text:style-name="T17">Heapsort</text:span></text:span></text:h>
      <text:list xml:id="list3392348724" text:style-name="L11">
        <text:list-item>
          <text:p text:style-name="P6"><text:span text:style-name="T19">C</text:span>an be defined as the sorting algorithm that works by searching the maximum element in the list and place it to the last. The algorithm performs the action recursively until the array gets sorted into the ascending way.</text:p>
        </text:list-item>
        <text:list-item>
          <text:p text:style-name="P5">It is very time taking the process to choose the maximum value and move it to the last and hence it is considered as a less efficient sorting approach when it comes to sorting the large list. However, it works fine with the list that has a limited number of values.</text:p>
        </text:list-item>
      </text:list>
      <text:h text:style-name="P2" text:outline-level="4"><text:span text:style-name="Source_20_Text"><text:span text:style-name="T18">Bucket Sort</text:span></text:span><text:bookmark text:name="zz-2.6"/></text:h>
      <text:p text:style-name="P20">Bucket sort (or bin sort) works by distributing the elements into a number of buckets, and each bucket is then sorted individually. Bucket sort is a distribution sort, and is a cousin of radix sort, in which the sorting begins at the most significant digit and goes down to the less significant ones. Bucket sort is not a comparison sort like bubble sort, insertion sort or selection sort.</text:p>
      <text:p text:style-name="P20">The algorithm is as follows:</text:p>
      <text:list xml:id="list2860026411" text:style-name="L12">
        <text:list-item>
          <text:p text:style-name="P22">Set up buckets, initially empty.</text:p>
        </text:list-item>
        <text:list-item>
          <text:p text:style-name="P22">Scatter: place each element into an appropriate bucket.</text:p>
        </text:list-item>
        <text:list-item>
          <text:p text:style-name="P22">Sort each non-empty bucket.</text:p>
        </text:list-item>
        <text:list-item>
          <text:p text:style-name="P21">Gather: Gather elements from buckets and put back to the original array.</text:p>
        </text:list-item>
      </text:list>
      <text:p text:style-name="P4"><text:span text:style-name="Source_20_Text"><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Bitstream Vera Sans Mono', 'Courier New', Courier, monospace"/>
    <style:font-face style:name="Open Sans" svg:font-family="'Open Sans', sans-serif"/>
    <style:font-face style:name="Segoe UI1" svg:font-family="'Segoe UI', Segoe, Calibri, 'Nimbus Sans L', Ubuntu, Tahoma, Arial, Helvetica, Verdana, sans-serif"/>
    <style:font-face style:name="Segoe UI" svg:font-family="'Segoe UI', Segoe, 'Nimbus Sans L', Ubuntu, Verdana, Tahoma, Arial, Helvetic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24T07:16:55.015503040</dc:date>
    <meta:editing-duration>PT23M18S</meta:editing-duration>
    <meta:editing-cycles>2</meta:editing-cycles>
    <meta:generator>LibreOffice/6.4.7.2$Linux_X86_64 LibreOffice_project/40$Build-2</meta:generator>
    <meta:document-statistic meta:table-count="0" meta:image-count="0" meta:object-count="0" meta:page-count="3" meta:paragraph-count="47" meta:word-count="808" meta:character-count="4797" meta:non-whitespace-character-count="4057"/>
  </office:meta>
</office:document-meta>
</file>